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variant="normal" fo:text-transform="none" fo:color="#1c1c1c" style:font-name="Linux Libertine" fo:font-size="16pt" fo:letter-spacing="normal" fo:font-style="normal" fo:font-weight="bold" style:font-size-asian="16pt" style:font-weight-asian="bold" style:font-size-complex="16pt"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1">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5">
      <style:paragraph-properties fo:margin-top="0cm" fo:margin-bottom="0cm"/>
    </style:style>
    <style:style style:name="P42" style:family="paragraph" style:parent-style-name="Text_20_body" style:list-style-name="L6">
      <style:paragraph-properties fo:margin-top="0cm" fo:margin-bottom="0cm"/>
    </style:style>
    <style:style style:name="P43" style:family="paragraph" style:parent-style-name="Text_20_body" style:list-style-name="L7">
      <style:paragraph-properties fo:margin-top="0cm" fo:margin-bottom="0cm"/>
    </style:style>
    <style:style style:name="P44" style:family="paragraph" style:parent-style-name="Text_20_body" style:list-style-name="L10">
      <style:paragraph-properties fo:margin-top="0cm" fo:margin-bottom="0cm"/>
    </style:style>
    <style:style style:name="P45" style:family="paragraph" style:parent-style-name="Text_20_body" style:list-style-name="L11">
      <style:paragraph-properties fo:margin-top="0cm" fo:margin-bottom="0cm"/>
    </style:style>
    <style:style style:name="P46" style:family="paragraph" style:parent-style-name="Text_20_body" style:list-style-name="L13">
      <style:paragraph-properties fo:margin-top="0cm" fo:margin-bottom="0cm"/>
    </style:style>
    <style:style style:name="P47" style:family="paragraph" style:parent-style-name="Text_20_body" style:list-style-name="L14">
      <style:paragraph-properties fo:margin-top="0cm" fo:margin-bottom="0cm"/>
    </style:style>
    <style:style style:name="P48" style:family="paragraph" style:parent-style-name="Text_20_body" style:list-style-name="L15">
      <style:paragraph-properties fo:margin-top="0cm" fo:margin-bottom="0cm"/>
    </style:style>
    <style:style style:name="P49" style:family="paragraph" style:parent-style-name="Text_20_body" style:list-style-name="L16">
      <style:paragraph-properties fo:margin-top="0cm" fo:margin-bottom="0cm"/>
    </style:style>
    <style:style style:name="P50" style:family="paragraph" style:parent-style-name="Text_20_body" style:list-style-name="L17">
      <style:paragraph-properties fo:margin-top="0cm" fo:margin-bottom="0cm"/>
    </style:style>
    <style:style style:name="P51" style:family="paragraph" style:parent-style-name="Text_20_body" style:list-style-name="L18">
      <style:paragraph-properties fo:margin-top="0cm" fo:margin-bottom="0cm"/>
    </style:style>
    <style:style style:name="P52" style:family="paragraph" style:parent-style-name="Text_20_body" style:list-style-name="L20">
      <style:paragraph-properties fo:margin-top="0cm" fo:margin-bottom="0cm"/>
    </style:style>
    <style:style style:name="P53" style:family="paragraph" style:parent-style-name="Text_20_body" style:list-style-name="L22">
      <style:paragraph-properties fo:margin-top="0cm" fo:margin-bottom="0cm"/>
    </style:style>
    <style:style style:name="P54" style:family="paragraph" style:parent-style-name="Text_20_body" style:list-style-name="L23">
      <style:paragraph-properties fo:margin-top="0cm" fo:margin-bottom="0cm"/>
    </style:style>
    <style:style style:name="P55" style:family="paragraph" style:parent-style-name="Text_20_body" style:list-style-name="L24">
      <style:paragraph-properties fo:margin-top="0cm" fo:margin-bottom="0cm"/>
    </style:style>
    <style:style style:name="P56" style:family="paragraph" style:parent-style-name="Text_20_body" style:list-style-name="L25">
      <style:paragraph-properties fo:margin-top="0cm" fo:margin-bottom="0cm"/>
    </style:style>
    <style:style style:name="P57" style:family="paragraph" style:parent-style-name="Text_20_body" style:list-style-name="L26">
      <style:paragraph-properties fo:margin-top="0cm" fo:margin-bottom="0cm"/>
    </style:style>
    <style:style style:name="P58" style:family="paragraph" style:parent-style-name="Text_20_body" style:list-style-name="L27">
      <style:paragraph-properties fo:margin-top="0cm" fo:margin-bottom="0cm"/>
    </style:style>
    <style:style style:name="P59" style:family="paragraph" style:parent-style-name="Text_20_body" style:list-style-name="L28">
      <style:paragraph-properties fo:margin-top="0cm" fo:margin-bottom="0cm"/>
    </style:style>
    <style:style style:name="P60" style:family="paragraph" style:parent-style-name="Text_20_body" style:list-style-name="L29">
      <style:paragraph-properties fo:margin-top="0cm" fo:margin-bottom="0cm"/>
    </style:style>
    <style:style style:name="P61" style:family="paragraph" style:parent-style-name="Text_20_body" style:list-style-name="L30">
      <style:paragraph-properties fo:margin-top="0cm" fo:margin-bottom="0cm"/>
    </style:style>
    <style:style style:name="P62" style:family="paragraph" style:parent-style-name="Text_20_body" style:list-style-name="L31">
      <style:paragraph-properties fo:margin-top="0cm" fo:margin-bottom="0cm"/>
    </style:style>
    <style:style style:name="P63" style:family="paragraph" style:parent-style-name="Text_20_body" style:list-style-name="L32">
      <style:paragraph-properties fo:margin-top="0cm" fo:margin-bottom="0cm"/>
    </style:style>
    <style:style style:name="P64" style:family="paragraph" style:parent-style-name="Text_20_body" style:list-style-name="L33">
      <style:paragraph-properties fo:margin-top="0cm" fo:margin-bottom="0cm"/>
    </style:style>
    <style:style style:name="P65" style:family="paragraph" style:parent-style-name="Text_20_body" style:list-style-name="L35">
      <style:paragraph-properties fo:margin-top="0cm" fo:margin-bottom="0cm"/>
    </style:style>
    <style:style style:name="P66" style:family="paragraph" style:parent-style-name="Text_20_body" style:list-style-name="L36">
      <style:paragraph-properties fo:margin-top="0cm" fo:margin-bottom="0cm"/>
    </style:style>
    <style:style style:name="P6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9" style:family="paragraph" style:parent-style-name="Standard">
      <style:paragraph-properties fo:text-align="start" style:justify-single-word="false"/>
    </style:style>
    <style:style style:name="P70" style:family="paragraph" style:parent-style-name="Standard">
      <style:paragraph-properties fo:text-align="start" style:justify-single-word="false"/>
      <style:text-properties fo:font-variant="normal" fo:text-transform="none" fo:color="#1c1c1c" style:font-name="Linux Libertine" fo:font-size="16pt" fo:letter-spacing="normal" fo:font-style="normal" fo:font-weight="bold" style:font-size-asian="16pt" style:font-weight-asian="bold" style:font-size-complex="16pt" style:font-weight-complex="bold"/>
    </style:style>
    <style:style style:name="P71" style:family="paragraph" style:parent-style-name="Heading_20_2">
      <style:paragraph-properties fo:text-align="start" style:justify-single-word="false"/>
      <style:text-properties fo:font-variant="normal" fo:text-transform="none" fo:color="#000000" style:font-name="Linux Libertine" fo:font-size="16pt" fo:letter-spacing="normal" fo:font-style="normal" fo:font-weight="normal" style:font-size-asian="16pt" style:font-weight-asian="bold" style:font-size-complex="16pt" style:font-weight-complex="bold"/>
    </style:style>
    <style:style style:name="P72" style:family="paragraph" style:parent-style-name="Heading_20_2">
      <style:paragraph-properties fo:text-align="start" style:justify-single-word="false"/>
      <style:text-properties fo:font-variant="normal" fo:text-transform="none" fo:color="#000000" style:font-name="Linux Libertine" fo:font-size="16pt" fo:letter-spacing="normal" fo:font-style="normal" fo:font-weight="normal" style:font-size-asian="16pt" style:font-weight-asian="normal" style:font-size-complex="16pt" style:font-weight-complex="normal"/>
    </style:style>
    <style:style style:name="P73" style:family="paragraph" style:parent-style-name="Heading_20_2">
      <style:paragraph-properties fo:text-align="start" style:justify-single-word="false"/>
      <style:text-properties fo:font-variant="normal" fo:text-transform="none" fo:color="#1c1c1c" style:font-name="Linux Libertine" fo:font-size="16pt" fo:letter-spacing="normal" fo:font-style="normal" fo:font-weight="bold" style:font-size-asian="16pt" style:font-weight-asian="bold" style:font-size-complex="16pt" style:font-weight-complex="bold"/>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style:font-name="sans-serif" fo:font-size="10.5pt" fo:letter-spacing="normal" fo:font-style="normal" fo:font-weight="normal" style:font-size-asian="16pt" style:font-weight-asian="normal" style:font-size-complex="16pt" style:font-weight-complex="normal"/>
    </style:style>
    <style:style style:name="T3" style:family="text">
      <style:text-properties fo:font-variant="normal" fo:text-transform="none" fo:color="#202122" style:font-name="sans-serif" fo:font-size="10.5pt" fo:letter-spacing="normal" fo:font-style="normal" fo:font-weight="bold"/>
    </style:style>
    <style:style style:name="T4" style:family="text">
      <style:text-properties fo:font-variant="normal" fo:text-transform="none" fo:color="#202122" fo:font-size="16pt" fo:letter-spacing="normal" fo:font-weight="normal" style:font-size-asian="16pt" style:font-weight-asian="normal" style:font-size-complex="16pt" style:font-weight-complex="normal"/>
    </style:style>
    <style:style style:name="T5" style:family="text">
      <style:text-properties fo:font-variant="normal" fo:text-transform="none" fo:color="#202122" style:text-line-through-style="none" style:font-name="sans-serif" fo:font-size="10.5pt" fo:letter-spacing="normal" fo:font-style="normal" style:text-underline-style="none" fo:font-weight="normal" style:text-blinking="false" fo:background-color="#ffffff"/>
    </style:style>
    <style:style style:name="T6" style:family="text">
      <style:text-properties fo:font-variant="normal" fo:text-transform="none" fo:color="#202122" style:text-line-through-style="none" style:font-name="sans-serif" fo:font-size="10.5pt" fo:letter-spacing="normal" fo:font-style="normal" style:text-underline-style="none" fo:font-weight="normal" style:text-blinking="false" style:font-size-asian="16pt" style:font-weight-asian="bold" style:font-size-complex="16pt" style:font-weight-complex="bold"/>
    </style:style>
    <style:style style:name="T7" style:family="text">
      <style:text-properties fo:font-variant="normal" fo:text-transform="none" fo:color="#202122" style:text-line-through-style="none" style:font-name="sans-serif" fo:font-size="10.5pt" fo:letter-spacing="normal" fo:font-style="italic" style:text-underline-style="none" fo:font-weight="normal" style:text-blinking="false" style:font-size-asian="16pt" style:font-weight-asian="bold" style:font-size-complex="16pt" style:font-weight-complex="bold"/>
    </style:style>
    <style:style style:name="T8" style:family="text">
      <style:text-properties fo:font-variant="normal" fo:text-transform="none" fo:color="#202122" style:text-line-through-style="none" style:font-name="sans-serif" fo:font-size="16pt" fo:letter-spacing="normal" fo:font-style="italic" style:text-underline-style="none" fo:font-weight="bold" style:text-blinking="false" style:font-size-asian="16pt" style:font-weight-asian="bold" style:font-size-complex="16pt" style:font-weight-complex="bold"/>
    </style:style>
    <style:style style:name="T9" style:family="text">
      <style:text-properties fo:font-variant="normal" fo:text-transform="none" fo:color="#3366cc" style:text-line-through-style="none" style:font-name="sans-serif" fo:font-size="10.5pt" fo:letter-spacing="normal" fo:font-style="normal" style:text-underline-style="none" fo:font-weight="normal" style:text-blinking="false" fo:background-color="#ffffff"/>
    </style:style>
    <style:style style:name="T10" style:family="text">
      <style:text-properties fo:font-variant="normal" fo:text-transform="none" fo:color="#3366cc" style:text-line-through-style="none" style:font-name="sans-serif" fo:font-size="10.5pt" fo:letter-spacing="normal" fo:font-style="normal" style:text-underline-style="none" fo:font-weight="normal" style:text-blinking="false" fo:background-color="#ffffff" style:font-size-asian="16pt" style:font-weight-asian="normal" style:font-size-complex="16pt" style:font-weight-complex="normal"/>
    </style:style>
    <style:style style:name="T11" style:family="text">
      <style:text-properties fo:font-variant="normal" fo:text-transform="none" fo:color="#3366cc" style:text-line-through-style="none" style:font-name="sans-serif" fo:font-size="10.5pt" fo:letter-spacing="normal" fo:font-style="normal" style:text-underline-style="none" fo:font-weight="normal" style:text-blinking="false" fo:background-color="#ffffff" style:font-size-asian="16pt" style:font-weight-asian="bold" style:font-size-complex="16pt" style:font-weight-complex="bold"/>
    </style:style>
    <style:style style:name="T12" style:family="text">
      <style:text-properties fo:font-variant="normal" fo:text-transform="none" fo:color="#3366cc" style:text-line-through-style="none" style:font-name="sans-serif" fo:font-size="10.5pt" fo:letter-spacing="normal" fo:font-style="italic" style:text-underline-style="none" fo:font-weight="normal" style:text-blinking="false"/>
    </style:style>
    <style:style style:name="T13" style:family="text">
      <style:text-properties fo:font-variant="normal" fo:text-transform="none" fo:color="#3366cc" style:text-line-through-style="none" style:font-name="sans-serif" fo:font-size="10.5pt" fo:letter-spacing="normal" fo:font-style="italic" style:text-underline-style="none" fo:font-weight="normal" style:text-blinking="false" style:font-size-asian="16pt" style:font-weight-asian="bold" style:font-size-complex="16pt" style:font-weight-complex="bold"/>
    </style:style>
    <style:style style:name="T14" style:family="text">
      <style:text-properties fo:font-variant="normal" fo:text-transform="none" fo:color="#3366cc" style:text-line-through-style="none" style:font-name="sans-serif" fo:font-size="8.25pt" fo:letter-spacing="normal" fo:font-style="normal" style:text-underline-style="none" fo:font-weight="normal" style:text-blinking="false" style:font-size-asian="16pt" style:font-weight-asian="bold" style:font-size-complex="16pt" style:font-weight-complex="bold"/>
    </style:style>
    <style:style style:name="T15" style:family="text">
      <style:text-properties fo:font-variant="normal" fo:text-transform="none" fo:color="#1c1c1c" style:text-line-through-style="none" style:font-name="sans-serif" fo:font-size="16pt" fo:letter-spacing="normal" fo:font-style="italic" style:text-underline-style="none" fo:font-weight="bold" style:text-blinking="false" style:font-size-asian="16pt" style:font-weight-asian="bold" style:font-size-complex="16pt" style:font-weight-complex="bold"/>
    </style:style>
    <style:style style:name="T16" style:family="text">
      <style:text-properties fo:color="#202122" style:text-line-through-style="none" style:font-name="sans-serif" fo:font-size="10.5pt" style:text-underline-style="none" fo:font-weight="normal" style:text-blinking="false"/>
    </style:style>
    <style:style style:name="T17" style:family="text">
      <style:text-properties fo:color="#3366cc" style:text-line-through-style="none" style:font-name="sans-serif" fo:font-size="10.5pt" fo:letter-spacing="normal" fo:font-style="italic" style:text-underline-style="none" style:text-blinking="false"/>
    </style:style>
    <style:style style:name="T18" style:family="text">
      <style:text-properties fo:color="#3366cc" style:text-line-through-style="none" style:font-name="sans-serif" fo:font-size="10.5pt" fo:letter-spacing="normal" fo:font-style="italic" style:text-underline-style="none" fo:font-weight="normal" style:text-blinking="false"/>
    </style:style>
    <style:style style:name="T19" style:family="text">
      <style:text-properties fo:color="#3366cc" style:text-line-through-style="none" style:font-name="sans-serif" fo:font-size="10.5pt" fo:letter-spacing="normal" fo:font-style="italic" style:text-underline-style="none" fo:font-weight="normal" style:text-blinking="false" style:font-size-asian="16pt" style:font-weight-asian="normal" style:font-size-complex="16pt" style:font-weight-complex="normal"/>
    </style:style>
    <style:style style:name="T20" style:family="text">
      <style:text-properties fo:color="#3366cc" style:text-line-through-style="none" style:font-name="sans-serif" fo:font-size="10.5pt" fo:font-style="italic" style:text-underline-style="none" style:text-blinking="false"/>
    </style:style>
    <style:style style:name="T21" style:family="text">
      <style:text-properties fo:color="#3366cc" style:text-line-through-style="none" style:font-name="sans-serif" fo:font-style="italic" style:text-underline-style="none" style:text-blinking="false"/>
    </style:style>
    <style:style style:name="T22" style:family="text">
      <style:text-properties fo:color="#3366cc" style:text-line-through-style="none" style:font-name="sans-serif" fo:letter-spacing="normal" fo:font-style="italic" style:text-underline-style="none" style:text-blinking="false"/>
    </style:style>
    <style:style style:name="T23" style:family="text">
      <style:text-properties style:text-line-through-style="none" style:font-name="sans-serif" fo:font-style="italic" style:text-underline-style="none" style:text-blinking="false"/>
    </style:style>
    <style:style style:name="T24" style:family="text">
      <style:text-properties style:text-line-through-style="none" style:font-name="sans-serif" fo:letter-spacing="normal" fo:font-style="italic" style:text-underline-style="none" style:text-blinking="false"/>
    </style:style>
    <style:style style:name="T25" style:family="text">
      <style:text-properties fo:font-size="16pt" fo:font-weight="normal" style:font-size-asian="16pt" style:font-weight-asian="normal" style:font-size-complex="16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Indian states based on their tourism</text:p>
      <text:p text:style-name="P68"/>
      <text:p text:style-name="P67"/>
      <text:h text:style-name="P71" text:outline-level="2"><text:bookmark text:name="Andaman_and_Nicobar_Island"/>Andaman and Nicobar Island</text:h>
      <text:p text:style-name="P67"><text:span text:style-name="T1">Tourism is the major revenue generating industry in </text:span><text:a xlink:type="simple" xlink:href="https://en.wikipedia.org/wiki/Andaman_and_Nicobar_Islands" text:style-name="Internet_20_link" text:visited-style-name="Visited_20_Internet_20_Link"><text:span text:style-name="T9">Andaman and Nicobar Islands</text:span></text:a> </text:p>
      <text:p text:style-name="P67"><text:span text:style-name="T1">Andaman and Nicobar Islands is an island chain of over 570 tropical islands, of which only 36 are inhabited.</text:span> </text:p>
      <text:p text:style-name="P67"/>
      <text:h text:style-name="P72" text:outline-level="2"><text:bookmark text:name="Andhra_Pradesh"/>Andhra Pradesh</text:h>
      <text:p text:style-name="P69"><text:span text:style-name="T2">A study in 2014 published by </text:span><text:a xlink:type="simple" xlink:href="https://en.wikipedia.org/wiki/The_Economic_Times" text:style-name="Internet_20_link" text:visited-style-name="Visited_20_Internet_20_Link"><text:span text:style-name="T19">The Economic Times</text:span></text:a><text:span text:style-name="T4"> </text:span><text:span text:style-name="T2">said that undivided </text:span><text:a xlink:type="simple" xlink:href="https://en.wikipedia.org/wiki/Andhra_Pradesh" text:style-name="Internet_20_link" text:visited-style-name="Visited_20_Internet_20_Link"><text:span text:style-name="T10">Andhra Pradesh</text:span></text:a><text:span text:style-name="T4"> </text:span><text:span text:style-name="T2">had emerged as the "most-preferred" tourist destination for domestic travellers</text:span><text:span text:style-name="T25"> </text:span><text:span text:style-name="T3">Andhra Pradesh is the home of many religious pilgrim centres:</text:span> <text:a xlink:type="simple" xlink:href="https://en.wikipedia.org/wiki/Tirumala" text:style-name="Internet_20_link" text:visited-style-name="Visited_20_Internet_20_Link"><text:span text:style-name="T9">Tirumala</text:span></text:a><text:span text:style-name="T5"> </text:span><text:a xlink:type="simple" xlink:href="https://en.wikipedia.org/wiki/Tirumala_Venkateswara_Temple" text:style-name="Internet_20_link" text:visited-style-name="Visited_20_Internet_20_Link">Tirupati</text:a><text:span text:style-name="T9"> , </text:span><text:a xlink:type="simple" xlink:href="https://en.wikipedia.org/wiki/Mallikarjuna_Swamy" text:style-name="Internet_20_link" text:visited-style-name="Visited_20_Internet_20_Link">Mallikarjuna Temple, Srisailam</text:a><text:span text:style-name="T18">. </text:span><text:a xlink:type="simple" xlink:href="https://en.wikipedia.org/wiki/Mallikarjuna_Swamy" text:style-name="Internet_20_link" text:visited-style-name="Visited_20_Internet_20_Link">Mallikarjuna Temple, Srisail</text:a><text:bookmark text:name="Arunachal_Pradesh"/><text:a xlink:type="simple" xlink:href="https://en.wikipedia.org/wiki/Mallikarjuna_Swamy" text:style-name="Internet_20_link" text:visited-style-name="Visited_20_Internet_20_Link">am</text:a></text:p>
      <text:p text:style-name="P69"><text:span text:style-name="T18"/></text:p>
      <text:h text:style-name="P73" text:outline-level="2"><text:bookmark text:name="Arunachal_Pradesh1"/><text:span text:style-name="T23">Arunachal Pradesh</text:span></text:h>
      <text:p text:style-name="P2"><text:span text:style-name="T23">Historical and Cultural Significance:</text:span></text:p>
      <text:list xml:id="list4707345572113154872" text:style-name="L1">
        <text:list-item>
          <text:p text:style-name="P37">Arunachal Pradesh finds mention in ancient Hindu texts like Kalika Purana and Mahabharata, being referred to as the Prabhu Mountains. </text:p>
        </text:list-item>
        <text:list-item>
          <text:p text:style-name="P37">It has sites of great spiritual/mythological importance like where sage Parashuram atoned, sage Vyasa meditated, and Lord Krishna married Rukmini. </text:p>
        </text:list-item>
        <text:list-item>
          <text:p text:style-name="P37">Archaeological remains across the state testify to its rich cultural past. </text:p>
        </text:list-item>
        <text:list-item>
          <text:p text:style-name="P3">It has sacred pilgrimage sites like the 400-year-old Tawang Monastery and Parasuramkund. </text:p>
        </text:list-item>
      </text:list>
      <text:p text:style-name="Text_20_body">Natural Attractions:</text:p>
      <text:list xml:id="list5252847076904680680" text:style-name="L2">
        <text:list-item>
          <text:p text:style-name="P38">Varied landscapes from lakes (Ganga, Sela) to snow-capped mountains and green meadows. </text:p>
        </text:list-item>
        <text:list-item>
          <text:p text:style-name="P38">Abundant opportunities for outdoor activities like angling, boating, rafting, trekking. </text:p>
        </text:list-item>
        <text:list-item>
          <text:p text:style-name="P4">Several wildlife sanctuaries and national parks with rare flora and fauna. </text:p>
        </text:list-item>
      </text:list>
      <text:p text:style-name="Text_20_body">Biodiversity:</text:p>
      <text:list xml:id="list7307355592221576545" text:style-name="L3">
        <text:list-item>
          <text:p text:style-name="P39">Arunachal has over 600 species of orchids across varying elevations and climates. </text:p>
        </text:list-item>
        <text:list-item>
          <text:p text:style-name="P39">The state is evergreen with massive trees, plentiful climbers, bamboo and cane. </text:p>
        </text:list-item>
        <text:list-item>
          <text:p text:style-name="P5">The climate ranges from hot/humid in the Shivaliks to progressively colder in higher altitudes. </text:p>
        </text:list-item>
      </text:list>
      <text:p text:style-name="Text_20_body">Arunachal Pradesh emerges as a state with immense tourism potential, blending rich cultural heritage with pristine natural beauty and remarkable biodiversity across its varied topography and climatic zones.</text:p>
      <text:p text:style-name="P2"><text:span text:style-name="T23">ASSAM</text:span></text:p>
      <text:p text:style-name="P2"><text:span text:style-name="T23">Cultural/Historical Attractions:</text:span></text:p>
      <text:list xml:id="list1560755587501470781" text:style-name="L4">
        <text:list-item>
          <text:p text:style-name="P40">Ancient monuments of the Ahom Kingdom in Sivasagar </text:p>
        </text:list-item>
        <text:list-item>
          <text:p text:style-name="P40">Vaishnavite monasteries (Sattras) in Majuli river island </text:p>
        </text:list-item>
        <text:list-item>
          <text:p text:style-name="P40">Kamakhya Temple of Tantric sect </text:p>
        </text:list-item>
        <text:list-item>
          <text:p text:style-name="P40"><text:soft-page-break/>Madan Kamdev temples with erotic sculptures akin to Khajuraho </text:p>
        </text:list-item>
        <text:list-item>
          <text:p text:style-name="P40">Over 300-year-old Basudev Than Satra </text:p>
        </text:list-item>
        <text:list-item>
          <text:p text:style-name="P6">Damdama Sahib Gurudwara visited by Guru Tegh Bahadur </text:p>
        </text:list-item>
      </text:list>
      <text:p text:style-name="Text_20_body">Natural Attractions:</text:p>
      <text:list xml:id="list5287302054991354303" text:style-name="L5">
        <text:list-item>
          <text:p text:style-name="P41">Numerous national parks/sanctuaries like Kaziranga, Manas, Dibru-Saikhowa, Nameri, Pobitora </text:p>
        </text:list-item>
        <text:list-item>
          <text:p text:style-name="P41">Brahmaputra river and the Jatinga bird suicide mystery </text:p>
        </text:list-item>
        <text:list-item>
          <text:p text:style-name="P41">Vast tea estates dating back to British era </text:p>
        </text:list-item>
        <text:list-item>
          <text:p text:style-name="P7">Sub-tropical monsoon climate and high forest density </text:p>
        </text:list-item>
      </text:list>
      <text:p text:style-name="Text_20_body">The winter months from mid-October to April are considered the best time to visit Assam. The state government is actively promoting tourism by highlighting Assam's incredible diversity of cultural heritage sites, wildlife sanctuaries, natural landscapes and unique phenomena like in Jatinga.</text:p>
      <text:p text:style-name="Text_20_body">You provided a very comprehensive overview covering the major attractions that make Assam an unmissable destination for tourists interested in nature, culture, history and spirituality. Please feel free to provide any additional details about tourism in Bihar that you'd like me to cover.</text:p>
      <text:p text:style-name="P2"><text:span text:style-name="T23">BIHAR</text:span></text:p>
      <text:p text:style-name="P2"><text:span text:style-name="T23">Historical/Cultural Attractions:</text:span></text:p>
      <text:list xml:id="list2795054637599894953" text:style-name="L6">
        <text:list-item>
          <text:p text:style-name="P42">Patna - The capital known for its rich history and royal architecture </text:p>
        </text:list-item>
        <text:list-item>
          <text:p text:style-name="P42">Bodh Gaya - The sacred site where Gautama Buddha attained enlightenment </text:p>
        </text:list-item>
        <text:list-item>
          <text:p text:style-name="P42">Nalanda - Location of one of the world's oldest universities </text:p>
        </text:list-item>
        <text:list-item>
          <text:p text:style-name="P42">Kesariya - Site of the world's largest Buddhist stupa </text:p>
        </text:list-item>
        <text:list-item>
          <text:p text:style-name="P42">Sasaram - Tomb of the medieval emperor Sher Shah Suri </text:p>
        </text:list-item>
        <text:list-item>
          <text:p text:style-name="P42">Vaishali - Birthplace of Lord Mahavir, 24th Tirthankara of Jainism </text:p>
        </text:list-item>
        <text:list-item>
          <text:p text:style-name="P42">Champapuri - Sacred Jain site with 31-ft Vasupujya monolithic statue </text:p>
        </text:list-item>
        <text:list-item>
          <text:p text:style-name="P42">Rajgir - Holy site for Buddhism, Jainism and Hinduism </text:p>
        </text:list-item>
        <text:list-item>
          <text:p text:style-name="P8">Pawapuri - Where Mahavir attained nirvana/moksha </text:p>
        </text:list-item>
      </text:list>
      <text:p text:style-name="Text_20_body">Religious Sites:</text:p>
      <text:list xml:id="list892078440370888021" text:style-name="L7">
        <text:list-item>
          <text:p text:style-name="P43">Gaya's Vishnupad Temple and Manglagauri (Shakti Peeth) </text:p>
        </text:list-item>
        <text:list-item>
          <text:p text:style-name="P43">Munger's Shakti Peethas </text:p>
        </text:list-item>
        <text:list-item>
          <text:p text:style-name="P43">Deoghar's Satsang Ashram </text:p>
        </text:list-item>
        <text:list-item>
          <text:p text:style-name="P9">Takht Sri Patna Sahib - Birthplace of Guru Gobind Singh </text:p>
        </text:list-item>
      </text:list>
      <text:p text:style-name="Text_20_body">Other Attractions:</text:p>
      <text:list xml:id="list5497051396398933831" text:style-name="L8">
        <text:list-item>
          <text:p text:style-name="P10">Sonepur Cattle Fair - Asia's largest cattle fair</text:p>
        </text:list-item>
      </text:list>
      <text:p text:style-name="P2"><text:span text:style-name="T23">CHANDIGARH</text:span></text:p>
      <text:p text:style-name="P2"><text:span text:style-name="T23">Tourist Attractions: </text:span></text:p>
      <text:list xml:id="list377921538532692669" text:style-name="L10">
        <text:list-item>
          <text:p text:style-name="P44">Nek Chand Rock Garden - A sculpted garden made of discarded materials </text:p>
        </text:list-item>
        <text:list-item>
          <text:p text:style-name="P44">Zakir Hussain Rose Garden - One of Asia's largest rose gardens </text:p>
        </text:list-item>
        <text:list-item>
          <text:p text:style-name="P44">Sukhna Lake - A beautiful man-made lake </text:p>
        </text:list-item>
        <text:list-item>
          <text:p text:style-name="P11">Open Hand Monument - A iconic sculpture by Le Corbusier </text:p>
        </text:list-item>
      </text:list>
      <text:list xml:id="list2247240688840897343" text:style-name="L11">
        <text:list-item>
          <text:p text:style-name="P45">Natural Beauty: Chandigarh offers majestic views of the Shivalik Hills including Kasauli hill station. </text:p>
        </text:list-item>
        <text:list-item>
          <text:p text:style-name="P45">Cleanest City: It has been ranked as the cleanest city in India by the Ministry of Urban Development. </text:p>
        </text:list-item>
        <text:list-item>
          <text:p text:style-name="P12"><text:soft-page-break/>City Beautiful: Chandigarh is popularly known as the "City Beautiful" thanks to its aesthetic architecture, urban planning, green spaces and attractions.</text:p>
        </text:list-item>
      </text:list>
      <text:p text:style-name="P2"><text:span text:style-name="T23">CHHATTISGARH</text:span></text:p>
      <text:p text:style-name="P2"><text:span text:style-name="T23">Major tourist attractions include: </text:span></text:p>
      <text:list xml:id="list6389593999862585194" text:style-name="L13">
        <text:list-item>
          <text:p text:style-name="P46">Chitrakot Waterfalls </text:p>
        </text:list-item>
        <text:list-item>
          <text:p text:style-name="P46">Kutumsar Caves </text:p>
        </text:list-item>
        <text:list-item>
          <text:p text:style-name="P46">Ramgarh and Sita Bengra </text:p>
        </text:list-item>
        <text:list-item>
          <text:p text:style-name="P46">Bhoramdeo Temple </text:p>
        </text:list-item>
        <text:list-item>
          <text:p text:style-name="P46">Arang Temples </text:p>
        </text:list-item>
        <text:list-item>
          <text:p text:style-name="P46">Sirpur archaeological site </text:p>
        </text:list-item>
        <text:list-item>
          <text:p text:style-name="P46">Rajim </text:p>
        </text:list-item>
        <text:list-item>
          <text:p text:style-name="P46">Ratanpur </text:p>
        </text:list-item>
        <text:list-item>
          <text:p text:style-name="P46">Malhar </text:p>
        </text:list-item>
        <text:list-item>
          <text:p text:style-name="P13">Kakotal Waterfall </text:p>
        </text:list-item>
      </text:list>
      <text:list xml:id="list1799308993917056084" text:style-name="L14">
        <text:list-item>
          <text:p text:style-name="P47">The state has many ancient monuments, rare wildlife, intricately carved temples, Buddhist sites, palaces, caves, rock paintings and hill plateaus. </text:p>
        </text:list-item>
        <text:list-item>
          <text:p text:style-name="P14">Most of these sites are unexplored and untouched, offering a unique experience compared to overcrowded traditional destinations. </text:p>
        </text:list-item>
      </text:list>
      <text:p text:style-name="Text_20_body">Chhattisgarh emerges as a state rich in natural scenery like waterfalls, forests and biodiversity, complemented by an ancient cultural heritage evident in its historical monuments, temples and archaeological sites. </text:p>
      <text:p text:style-name="P2"><text:span text:style-name="T23">DELHI</text:span></text:p>
      <text:p text:style-name="P70"><text:span text:style-name="T23">Old Delhi has been the capital of numerous empires, making it rich in history and culture. It contains many renowned historic monuments like: </text:span></text:p>
      <text:list xml:id="list8534922741805275324" text:style-name="L15">
        <text:list-item>
          <text:p text:style-name="P48">Tughlaqabad Fort </text:p>
        </text:list-item>
        <text:list-item>
          <text:p text:style-name="P48">Qutub Minar </text:p>
        </text:list-item>
        <text:list-item>
          <text:p text:style-name="P48">Purana Quila </text:p>
        </text:list-item>
        <text:list-item>
          <text:p text:style-name="P48">Jama Masjid </text:p>
        </text:list-item>
        <text:list-item>
          <text:p text:style-name="P48">Humayun's Tomb </text:p>
        </text:list-item>
        <text:list-item>
          <text:p text:style-name="P15">Red Fort</text:p>
        </text:list-item>
      </text:list>
      <text:p text:style-name="P70"><text:span text:style-name="T23">Other major attractions in New Delhi include: </text:span></text:p>
      <text:list xml:id="list7481002727044235663" text:style-name="L16">
        <text:list-item>
          <text:p text:style-name="P49">Jantar Mantar </text:p>
        </text:list-item>
        <text:list-item>
          <text:p text:style-name="P49">India Gate </text:p>
        </text:list-item>
        <text:list-item>
          <text:p text:style-name="P49">Rashtrapati Bhavan </text:p>
        </text:list-item>
        <text:list-item>
          <text:p text:style-name="P49">Laxminarayan Temple </text:p>
        </text:list-item>
        <text:list-item>
          <text:p text:style-name="P49">Lotus Temple </text:p>
        </text:list-item>
        <text:list-item>
          <text:p text:style-name="P16">Akshardham Temple</text:p>
        </text:list-item>
      </text:list>
      <text:p text:style-name="P2"><text:span text:style-name="T23">GOA</text:span></text:p>
      <text:p text:style-name="P2"><text:span text:style-name="T23">Cultural Attractions:</text:span></text:p>
      <text:list xml:id="list8050899912988612847" text:style-name="L17">
        <text:list-item>
          <text:p text:style-name="P50">Portuguese colonial influence seen in churches like Basilica of Bom Jesus, Se Cathedral </text:p>
        </text:list-item>
        <text:list-item>
          <text:p text:style-name="P50">Hindu temples like Mangueshi Temple, Shantadurga Temple </text:p>
        </text:list-item>
        <text:list-item>
          <text:p text:style-name="P50">Forts like Aguada Fort, Chapora Fort </text:p>
        </text:list-item>
        <text:list-item>
          <text:p text:style-name="P17"><text:soft-page-break/>Newly opened Wax World museum in Old Goa </text:p>
        </text:list-item>
      </text:list>
      <text:p text:style-name="Text_20_body">Natural Attractions:</text:p>
      <text:list xml:id="list3058378263749736914" text:style-name="L18">
        <text:list-item>
          <text:p text:style-name="P51">Excellent beaches like Anjuna Beach </text:p>
        </text:list-item>
        <text:list-item>
          <text:p text:style-name="P18">Dudhsagar Waterfalls </text:p>
        </text:list-item>
      </text:list>
      <text:p text:style-name="Text_20_body">Events/Festivities:</text:p>
      <text:list xml:id="list3405623641778663927" text:style-name="L19">
        <text:list-item>
          <text:p text:style-name="P19">The world-famous Goa Carnival with colorful masks, floats, music and dances </text:p>
        </text:list-item>
      </text:list>
      <text:p text:style-name="Text_20_body">Activities:</text:p>
      <text:list xml:id="list2505078560645803724" text:style-name="L20">
        <text:list-item>
          <text:p text:style-name="P52">Nightlife and party scene </text:p>
        </text:list-item>
        <text:list-item>
          <text:p text:style-name="P52">Yoga, spas and massage offerings </text:p>
        </text:list-item>
        <text:list-item>
          <text:p text:style-name="P52">Flea markets and shopping </text:p>
        </text:list-item>
        <text:list-item>
          <text:p text:style-name="P20">Water sports like cruising </text:p>
        </text:list-item>
      </text:list>
      <text:p text:style-name="Text_20_body">Other Attractions:</text:p>
      <text:list xml:id="list7907394281773701852" text:style-name="L21">
        <text:list-item>
          <text:p text:style-name="P21">Wildlife sanctuaries</text:p>
        </text:list-item>
      </text:list>
      <text:p text:style-name="P2"><text:span text:style-name="T23">GUJRAT</text:span></text:p>
      <text:p text:style-name="P2"><text:span text:style-name="T23">Natural Attractions:</text:span></text:p>
      <text:list xml:id="list8880570935926858582" text:style-name="L22">
        <text:list-item>
          <text:p text:style-name="P53">Varied landscapes from Great Rann of Kutch to Saputara hills </text:p>
        </text:list-item>
        <text:list-item>
          <text:p text:style-name="P22">Home to the last remaining Asiatic lions in Gir National Park </text:p>
        </text:list-item>
      </text:list>
      <text:p text:style-name="Text_20_body">Archaeological/Heritage Sites:</text:p>
      <text:list xml:id="list3737028954081987188" text:style-name="L23">
        <text:list-item>
          <text:p text:style-name="P54">Ancient Indus Valley Civilization sites like Dholavira and Lothal </text:p>
        </text:list-item>
        <text:list-item>
          <text:p text:style-name="P23">Architectural marvels showcasing Indo-Saracenic style (Hindu-Islamic influences) </text:p>
        </text:list-item>
      </text:list>
      <text:p text:style-name="Text_20_body">Cultural/Historical Significance:</text:p>
      <text:list xml:id="list8315129364167527940" text:style-name="L24">
        <text:list-item>
          <text:p text:style-name="P55">Birthplace of iconic leaders Mahatma Gandhi and Sardar Vallabhbhai Patel </text:p>
        </text:list-item>
        <text:list-item>
          <text:p text:style-name="P24">Connection to India's independence movement </text:p>
        </text:list-item>
      </text:list>
      <text:p text:style-name="Text_20_body">Tourism Offerings:</text:p>
      <text:list xml:id="list7735839831219248498" text:style-name="L25">
        <text:list-item>
          <text:p text:style-name="P56">Business tourism </text:p>
        </text:list-item>
        <text:list-item>
          <text:p text:style-name="P56">Archaeological/heritage tourism </text:p>
        </text:list-item>
        <text:list-item>
          <text:p text:style-name="P56">Cultural tourism </text:p>
        </text:list-item>
        <text:list-item>
          <text:p text:style-name="P56">Religious tourism </text:p>
        </text:list-item>
        <text:list-item>
          <text:p text:style-name="P56">Wildlife tourism </text:p>
        </text:list-item>
        <text:list-item>
          <text:p text:style-name="P25">Medical tourism </text:p>
        </text:list-item>
      </text:list>
      <text:p text:style-name="Text_20_body">Major Attractions:</text:p>
      <text:list xml:id="list777897940117526500" text:style-name="L26">
        <text:list-item>
          <text:p text:style-name="P57">Statue of Unity - 597 ft tall statue of Sardar Patel </text:p>
        </text:list-item>
        <text:list-item>
          <text:p text:style-name="P26">Ahmedabad as a hub to cover destinations across Gujarat</text:p>
        </text:list-item>
      </text:list>
      <text:p text:style-name="P2"><text:span text:style-name="T23">HARYANA</text:span></text:p>
      <text:p text:style-name="P1"><text:span text:style-name="T6">The state of Haryana has a long historical and cultural tradition which is manifested in the numerous religious places which fills the tourist with an intense sense of satisfaction. Some of the notable "Pilgrim Destinations" of Haryana are:</text:span><text:span text:style-name="T15"> kurukshetra, jyotisar, dhosi hills, pharal, thanesar</text:span></text:p>
      <text:p text:style-name="P1"><text:span text:style-name="T15">HIMACHAL PRADESH</text:span></text:p>
      <text:p text:style-name="P1"><text:soft-page-break/><text:span text:style-name="T15">Hill Stations:</text:span></text:p>
      <text:list xml:id="list2909610239389750191" text:style-name="L27">
        <text:list-item>
          <text:p text:style-name="P58">Shimla - The state capital and very popular hill station, accessible by road, rail (UNESCO Heritage Kalka-Shimla Toy Train) and air </text:p>
        </text:list-item>
        <text:list-item>
          <text:p text:style-name="P58">Manali - Famous for adventure sports like skiing, snowboarding, white water rafting </text:p>
        </text:list-item>
        <text:list-item>
          <text:p text:style-name="P58">Dalhousie </text:p>
        </text:list-item>
        <text:list-item>
          <text:p text:style-name="P27">Kasauli </text:p>
        </text:list-item>
      </text:list>
      <text:p text:style-name="Text_20_body">Adventure Tourism:</text:p>
      <text:list xml:id="list5485104309944852042" text:style-name="L28">
        <text:list-item>
          <text:p text:style-name="P59">Outdoor activities like rock climbing, mountain biking, paragliding, ice skating, heli-skiing </text:p>
        </text:list-item>
        <text:list-item>
          <text:p text:style-name="P59">Bir is known for paragliding </text:p>
        </text:list-item>
        <text:list-item>
          <text:p text:style-name="P28">Trekking expeditions starting from Dharamshala </text:p>
        </text:list-item>
      </text:list>
      <text:p text:style-name="Text_20_body">Cultural/Spiritual:</text:p>
      <text:list xml:id="list5004103670904658898" text:style-name="L29">
        <text:list-item>
          <text:p text:style-name="P60">Dharamshala - Home of the Dalai Lama, known for Tibetan monasteries and Buddhist temples </text:p>
        </text:list-item>
        <text:list-item>
          <text:p text:style-name="P29">Spiti Valley - Unique landscapes and culture </text:p>
        </text:list-item>
      </text:list>
      <text:p text:style-name="Text_20_body">Natural Scenery:</text:p>
      <text:list xml:id="list8459062105810883849" text:style-name="L30">
        <text:list-item>
          <text:p text:style-name="P61">Himalayas and scenic mountain landscapes </text:p>
        </text:list-item>
        <text:list-item>
          <text:p text:style-name="P30">Kangra Valley and Dhauladhar mountains </text:p>
        </text:list-item>
      </text:list>
      <text:p text:style-name="Text_20_body">Himachal Pradesh emerges as a premier destination for nature enthusiasts, adventure seekers and cultural explorers. Its pristine hill stations like Shimla offer respite from the plains, while valleys like Spiti showcase unique local cultures. Adventure activities like trekking, paragliding and skiing cater to thrill-seekers. The state's natural Himalayan beauty and spiritual/Buddhist connections add to its appeal.</text:p>
      <text:p text:style-name="P1"><text:span text:style-name="T15">JAMMU KASHMIR</text:span></text:p>
      <text:p text:style-name="P1"><text:span text:style-name="T15">Cultural/Religious Sites:</text:span></text:p>
      <text:list xml:id="list8077444932653488478" text:style-name="L31">
        <text:list-item>
          <text:p text:style-name="P62">Ancient Hindu temples </text:p>
        </text:list-item>
        <text:list-item>
          <text:p text:style-name="P62">Ancient mosques and Muslim shrines </text:p>
        </text:list-item>
        <text:list-item>
          <text:p text:style-name="P62">Amarnath Cave (attracts 0.4 million Hindu pilgrims annually) </text:p>
        </text:list-item>
        <text:list-item>
          <text:p text:style-name="P62">Vaishno Devi (attracts millions of Hindu devotees) </text:p>
        </text:list-item>
        <text:list-item>
          <text:p text:style-name="P31">Islamic and Hindu architectural influences in Jammu monuments </text:p>
        </text:list-item>
      </text:list>
      <text:p text:style-name="Text_20_body">Natural Landscapes:</text:p>
      <text:list xml:id="list4837853180999163048" text:style-name="L32">
        <text:list-item>
          <text:p text:style-name="P63">Scenic mountainous terrain, often called "Paradise on Earth" </text:p>
        </text:list-item>
        <text:list-item>
          <text:p text:style-name="P63">Dal Lake </text:p>
        </text:list-item>
        <text:list-item>
          <text:p text:style-name="P32">Hill stations like Pahalgam, Gulmarg, Yusmarg </text:p>
        </text:list-item>
      </text:list>
      <text:p text:style-name="Text_20_body">Historic Sites:</text:p>
      <text:list xml:id="list3451585584331768416" text:style-name="L33">
        <text:list-item>
          <text:p text:style-name="P64">Castles </text:p>
        </text:list-item>
        <text:list-item>
          <text:p text:style-name="P33">Mughal Gardens </text:p>
        </text:list-item>
      </text:list>
      <text:p text:style-name="Text_20_body">Adventure Tourism:</text:p>
      <text:list xml:id="list2933207591143307434" text:style-name="L34">
        <text:list-item>
          <text:p text:style-name="P34">Popular destination for adventure tourism in South Asia due to natural landscapes</text:p>
        </text:list-item>
      </text:list>
      <text:p text:style-name="P1"><text:span text:style-name="T15">JHARKHAND</text:span></text:p>
      <text:p text:style-name="P1"><text:span text:style-name="T15">Religious/Pilgrimage Sites:</text:span></text:p>
      <text:list xml:id="list2201515443754654182" text:style-name="L35">
        <text:list-item>
          <text:p text:style-name="P65"><text:soft-page-break/>Vaidyanath Jyotirlinga in Deoghar district - One of the biggest attractions, one of the 12 revered Jyotirlingas </text:p>
        </text:list-item>
        <text:list-item>
          <text:p text:style-name="P65">Shikharji on Parasnath Hill - Most important Jain pilgrimage site, where 20 Tirthankaras attained Moksha </text:p>
        </text:list-item>
        <text:list-item>
          <text:p text:style-name="P35">Baidyanath Temple in Deoghar - Another sacred Jyotirlinga, site of Shravani Mela festival </text:p>
        </text:list-item>
      </text:list>
      <text:p text:style-name="Text_20_body">Natural Attractions:</text:p>
      <text:list xml:id="list6315146390545497775" text:style-name="L36">
        <text:list-item>
          <text:p text:style-name="P66">Multiple waterfalls around Ranchi, the capital city </text:p>
        </text:list-item>
        <text:list-item>
          <text:p text:style-name="P36">Dense forest cover and wildlife sanctuaries like Topchanchi and Palamu </text:p>
        </text:list-item>
      </text:list>
      <text:p text:style-name="Text_20_body">Jharkhand emerges as a state with significant religious/spiritual importance for Hindu and Jain faiths through its revered temples, Jyotirlingas and Parasnath Hill. At the same time, its lush forests and wildlife sanctuaries highlight its natural beauty.</text:p>
      <text:p text:style-name="P1"><text:span text:style-name="T15">KERALA</text:span></text:p>
      <text:p text:style-name="P69"><text:a xlink:type="simple" xlink:href="https://en.wikipedia.org/wiki/Kerala" text:style-name="Internet_20_link" text:visited-style-name="Visited_20_Internet_20_Link"><text:span text:style-name="T11">Kerala</text:span></text:a><text:span text:style-name="T8"> </text:span><text:span text:style-name="T6">is a state on the tropical </text:span><text:a xlink:type="simple" xlink:href="https://en.wikipedia.org/wiki/Malabar_Coast" text:style-name="Internet_20_link" text:visited-style-name="Visited_20_Internet_20_Link"><text:span text:style-name="T11">Malabar Coast</text:span></text:a><text:span text:style-name="T8"> </text:span><text:span text:style-name="T6">of south-western India. Nicknamed as one of the "</text:span><text:span text:style-name="T7">10 paradises of the world</text:span><text:span text:style-name="T6">" by </text:span><text:a xlink:type="simple" xlink:href="https://en.wikipedia.org/wiki/National_Geographic_Society" text:style-name="Internet_20_link" text:visited-style-name="Visited_20_Internet_20_Link"><text:span text:style-name="T11">National Geographic</text:span></text:a><text:span text:style-name="T6">,</text:span><text:bookmark text:name="cite_ref-31"/><text:a xlink:type="simple" xlink:href="https://en.wikipedia.org/wiki/Tourism_in_India_by_state#cite_note-31" text:style-name="Internet_20_link" text:visited-style-name="Visited_20_Internet_20_Link"><text:span text:style-name="T14">[31]</text:span></text:a><text:span text:style-name="T8"> </text:span><text:span text:style-name="T6">Kerala is famous especially for its </text:span><text:a xlink:type="simple" xlink:href="https://en.wikipedia.org/wiki/Eco-tourism" text:style-name="Internet_20_link" text:visited-style-name="Visited_20_Internet_20_Link"><text:span text:style-name="T11">Eco-tourism</text:span></text:a><text:span text:style-name="T8"> </text:span><text:span text:style-name="T6">initiatives.</text:span><text:span text:style-name="T15"> </text:span></text:p>
      <text:p text:style-name="P1"><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m abhilekh agrawal</meta:initial-creator>
    <meta:creation-date>2024-04-29T10:23:08.43</meta:creation-date>
    <meta:document-statistic meta:table-count="0" meta:image-count="0" meta:object-count="0" meta:page-count="6" meta:paragraph-count="177" meta:word-count="1486" meta:character-count="9864"/>
    <dc:date>2024-04-29T10:47:33.43</dc:date>
    <dc:creator>om abhilekh agrawal</dc:creator>
    <meta:editing-duration>PT24M25S</meta:editing-duration>
    <meta:editing-cycles>1</meta:editing-cycles>
    <meta:generator>OpenOffice/4.1.10$Win32 OpenOffice.org_project/4110m2$Build-9807</meta:generator>
  </office:meta>
</office:document-meta>
</file>